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8.25pt" officeooo:rsid="000fb357" officeooo:paragraph-rsid="000fb357" style:font-size-asian="16pt" style:language-asian="zh" style:country-asian="CN" style:font-size-complex="18.25pt"/>
    </style:style>
    <style:style style:name="P2" style:family="paragraph" style:parent-style-name="Standard">
      <style:text-properties fo:font-size="18.25pt" officeooo:rsid="00117904" officeooo:paragraph-rsid="00117904" style:font-size-asian="16pt" style:language-asian="zh" style:country-asian="CN" style:font-size-complex="18.25pt"/>
    </style:style>
    <style:style style:name="P3" style:family="paragraph" style:parent-style-name="Standard">
      <style:text-properties fo:font-size="18.25pt" officeooo:rsid="00133a7f" officeooo:paragraph-rsid="00133a7f" style:font-size-asian="16pt" style:language-asian="zh" style:country-asian="CN" style:font-size-complex="18.25pt"/>
    </style:style>
    <style:style style:name="T1" style:family="text">
      <style:text-properties officeooo:rsid="00117904"/>
    </style:style>
    <style:style style:name="T2" style:family="text">
      <style:text-properties officeooo:rsid="00133a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什么是CSS</text:p>
      <text:p text:style-name="P1">1,CSS称之为层叠样式单</text:p>
      <text:p text:style-name="P1">2,它是一种专门描述结构文档的表现方式的文档，主要用于网页风格设计，包括字体大小，颜色，以及元素的精确定位等</text:p>
      <text:p text:style-name="P1">3，在传统的web网页<text:span text:style-name="T1">设计里，使用CSS能让单调的HTML网页更富表现力</text:span></text:p>
      <text:p text:style-name="P2">CSS与传统HTML描述数据方式比较有哪些优势</text:p>
      <text:p text:style-name="P2">1,表达效果丰富</text:p>
      <text:p text:style-name="P2">2,文档体积比较小</text:p>
      <text:p text:style-name="P2">3,<text:span text:style-name="T2">便于信息检索</text:span></text:p>
      <text:p text:style-name="P3">4,可读性好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30S</meta:editing-duration>
    <meta:editing-cycles>3</meta:editing-cycles>
    <meta:generator>LibreOffice/5.3.0.3$Windows_X86_64 LibreOffice_project/7074905676c47b82bbcfbea1aeefc84afe1c50e1</meta:generator>
    <dc:date>2018-02-02T12:50:44.008000000</dc:date>
    <meta:document-statistic meta:table-count="0" meta:image-count="0" meta:object-count="0" meta:page-count="1" meta:paragraph-count="9" meta:word-count="140" meta:character-count="163" meta:non-whitespace-character-count="163"/>
    <meta:user-defined meta:name="Info 1"/>
    <meta:user-defined meta:name="Info 2"/>
    <meta:user-defined meta:name="Info 3"/>
    <meta:user-defined meta:name="Info 4"/>
  </office:meta>
</office:document-meta>
</file>